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MethodsTests.validateWhenDoesNotHaveTypeNotPresentExceptionThrows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MethodsTests.isValidWhenHasTypeNotPresentException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MethodsTests.canThrowTypeNotPresentExceptionWhenNotClassOrClassArrayAttribute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MethodsTests.forAnnotationTypeWhenHasNoAttributesReturns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MethodsTests.isValidWhenDoesNotHaveTypeNotPresentException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MethodsTests.canThrowTypeNotPresentExceptionWhenHasClassAttribute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MethodsTests.validateWhenHasTypeNotPresentException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MethodsTests.getAll( AttributeMethods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MethodsTests.hasDefaultValueMethodWhenHasDefaultValueMethod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MethodsTests.canThrowTypeNotPresentExceptionWhenHasClassArrayAttribute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MethodsTests.sizeReturns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MethodsTests.indexOfNameReturn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MethodsTests.indexOfMethodReturn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ibuteMethodsTests.mockAnnotation( Class &lt; A &gt; annota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ibuteMethodsTests.forAnnotationTypeWhenNullReturnsN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MethodsTests.forAnnotationTypeWhenHasMultipleAttributesReturn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ttributeMethodsTests.hasDefaultValueMethodWhenHasNoDefaultValueMethods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